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solid" draw:fill-color="#666666" draw:textarea-horizontal-align="justify" draw:textarea-vertical-align="top" draw:auto-grow-height="false"/>
    </style:style>
    <style:style style:name="gr2" style:family="graphic" style:parent-style-name="standard">
      <style:graphic-properties svg:stroke-color="#808080" draw:fill-color="#3333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2.016cm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P5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87cm" svg:height="7.356cm" svg:x="1cm" svg:y="1.1cm">
          <text:p text:style-name="P1"><text:span text:style-name="T1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69cm" svg:height="1.845cm" svg:x="1.812cm" svg:y="2.055cm">
          <text:p text:style-name="P3"><text:span text:style-name="T2">Loci</text:span></text:p>
          <text:p text:style-name="P3"><text:span text:style-name="T2">source</text:span></text:p>
          <text:p text:style-name="P3"><text:span text:style-name="T2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.492cm" svg:y1="2.994cm" svg:x2="9.619cm" svg:y2="4.888cm">
          <text:p/>
        </draw:line>
        <draw:custom-shape draw:style-name="gr2" draw:text-style-name="P2" draw:layer="layout" svg:width="2.422cm" svg:height="2.641cm" svg:x="9.916cm" svg:y="3.847cm">
          <text:p text:style-name="P1"><text:span text:style-name="T1">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.492cm" svg:y1="7.112cm" svg:x2="9.619cm" svg:y2="5.465cm">
          <text:p/>
        </draw:line>
        <draw:frame draw:style-name="gr4" draw:text-style-name="P5" draw:layer="layout" svg:width="3.279cm" svg:height="1.44cm" svg:x="5.684cm" svg:y="0.913cm">
          <draw:text-box>
            <text:p text:style-name="P5"><text:span text:style-name="T3">locic</text:span></text:p>
            <text:p text:style-name="P5"><text:span text:style-name="T4">(Loci compiler)</text:span></text:p>
          </draw:text-box>
        </draw:frame>
        <draw:line draw:style-name="gr5" draw:text-style-name="P1" draw:layer="layout" svg:x1="14.338cm" svg:y1="2.373cm" svg:x2="14.338cm" svg:y2="19.7cm">
          <text:p/>
        </draw:line>
        <draw:line draw:style-name="gr3" draw:text-style-name="P1" draw:layer="layout" svg:x1="12.37cm" svg:y1="5.3cm" svg:x2="16.038cm" svg:y2="10.4cm">
          <text:p/>
        </draw:line>
        <draw:line draw:style-name="gr3" draw:text-style-name="P1" draw:layer="layout" svg:x1="12.278cm" svg:y1="13.1cm" svg:x2="16.037cm" svg:y2="10.7cm">
          <text:p/>
        </draw:line>
        <draw:custom-shape draw:style-name="gr2" draw:text-style-name="P4" draw:layer="layout" svg:width="1.69cm" svg:height="1.845cm" svg:x="1.812cm" svg:y="4.114cm">
          <text:p text:style-name="P3"><text:span text:style-name="T2">Loci</text:span></text:p>
          <text:p text:style-name="P3"><text:span text:style-name="T2">source</text:span></text:p>
          <text:p text:style-name="P3"><text:span text:style-name="T2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69cm" svg:height="1.844cm" svg:x="1.812cm" svg:y="6.173cm">
          <text:p text:style-name="P3"><text:span text:style-name="T2">Loci</text:span></text:p>
          <text:p text:style-name="P3"><text:span text:style-name="T2">source</text:span></text:p>
          <text:p text:style-name="P3"><text:span text:style-name="T2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87cm" svg:height="7.356cm" svg:x="1cm" svg:y="8.924cm">
          <text:p text:style-name="P1"><text:span text:style-name="T1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69cm" svg:height="1.844cm" svg:x="1.812cm" svg:y="9.879cm">
          <text:p text:style-name="P3"><text:span text:style-name="T2">Loci</text:span></text:p>
          <text:p text:style-name="P3"><text:span text:style-name="T2">'header'</text:span></text:p>
          <text:p text:style-name="P3"><text:span text:style-name="T2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69cm" svg:height="1.846cm" svg:x="1.812cm" svg:y="11.937cm">
          <text:p text:style-name="P3"><text:span text:style-name="T2">Loci</text:span></text:p>
          <text:p text:style-name="P3"><text:span text:style-name="T2">source</text:span></text:p>
          <text:p text:style-name="P3"><text:span text:style-name="T2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69cm" svg:height="1.844cm" svg:x="1.812cm" svg:y="13.997cm">
          <text:p text:style-name="P3"><text:span text:style-name="T2">Loci</text:span></text:p>
          <text:p text:style-name="P3"><text:span text:style-name="T2">source</text:span></text:p>
          <text:p text:style-name="P3"><text:span text:style-name="T2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.492cm" svg:y1="5.053cm" svg:x2="9.619cm" svg:y2="5.135cm">
          <text:p/>
        </draw:line>
        <draw:line draw:style-name="gr3" draw:text-style-name="P1" draw:layer="layout" svg:x1="3.492cm" svg:y1="10.818cm" svg:x2="9.619cm" svg:y2="5.794cm">
          <text:p/>
        </draw:line>
        <draw:custom-shape draw:style-name="gr2" draw:text-style-name="P2" draw:layer="layout" svg:width="2.422cm" svg:height="2.641cm" svg:x="9.84cm" svg:y="11.753cm">
          <text:p text:style-name="P1"><text:span text:style-name="T1">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.492cm" svg:y1="12.959cm" svg:x2="9.555cm" svg:y2="12.959cm">
          <text:p/>
        </draw:line>
        <draw:line draw:style-name="gr3" draw:text-style-name="P1" draw:layer="layout" svg:x1="3.492cm" svg:y1="15.017cm" svg:x2="9.555cm" svg:y2="13.288cm">
          <text:p/>
        </draw:line>
        <draw:line draw:style-name="gr5" draw:text-style-name="P1" draw:layer="layout" svg:x1="7.28cm" svg:y1="2.232cm" svg:x2="7.28cm" svg:y2="15.814cm">
          <text:p/>
        </draw:line>
        <draw:line draw:style-name="gr5" draw:text-style-name="P1" draw:layer="layout" svg:x1="7.28cm" svg:y1="17.332cm" svg:x2="7.28cm" svg:y2="19.7cm">
          <text:p/>
        </draw:line>
        <draw:custom-shape draw:style-name="gr2" draw:text-style-name="P4" draw:layer="layout" svg:width="1.69cm" svg:height="1.845cm" svg:x="1.812cm" svg:y="2.055cm">
          <text:p text:style-name="P3"><text:span text:style-name="T2">Loci</text:span></text:p>
          <text:p text:style-name="P3"><text:span text:style-name="T2">source</text:span></text:p>
          <text:p text:style-name="P3"><text:span text:style-name="T2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69cm" svg:height="1.845cm" svg:x="1.812cm" svg:y="17.455cm">
          <text:p text:style-name="P3"><text:span text:style-name="T2">C/C++</text:span></text:p>
          <text:p text:style-name="P3"><text:span text:style-name="T2">source</text:span></text:p>
          <text:p text:style-name="P3"><text:span text:style-name="T2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.556cm" svg:y1="18.3cm" svg:x2="9.523cm" svg:y2="18.3cm">
          <text:p/>
        </draw:line>
        <draw:custom-shape draw:style-name="gr2" draw:text-style-name="P2" draw:layer="layout" svg:width="2.422cm" svg:height="2.641cm" svg:x="9.824cm" svg:y="16.947cm">
          <text:p text:style-name="P1"><text:span text:style-name="T1">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21cm" svg:height="2.641cm" svg:x="16.276cm" svg:y="9.459cm">
          <text:p text:style-name="P1"><text:span text:style-name="T1">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278cm" svg:y1="18.4cm" svg:x2="16.037cm" svg:y2="11.2cm">
          <text:p/>
        </draw:line>
        <draw:line draw:style-name="gr5" draw:text-style-name="P1" draw:layer="layout" svg:x1="19.656cm" svg:y1="2.374cm" svg:x2="19.656cm" svg:y2="19.701cm">
          <text:p/>
        </draw:line>
        <draw:custom-shape draw:style-name="gr2" draw:text-style-name="P7" draw:layer="layout" svg:width="2.421cm" svg:height="2.641cm" svg:x="21.227cm" svg:y="9.459cm">
          <text:p text:style-name="P6"><text:span text:style-name="T5">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8.697cm" svg:y1="10.8cm" svg:x2="20.898cm" svg:y2="10.8cm">
          <text:p/>
        </draw:line>
        <draw:line draw:style-name="gr5" draw:text-style-name="P1" draw:layer="layout" svg:x1="24.608cm" svg:y1="2.375cm" svg:x2="24.608cm" svg:y2="19.702cm">
          <text:p/>
        </draw:line>
        <draw:custom-shape draw:style-name="gr2" draw:text-style-name="P7" draw:layer="layout" svg:width="2.422cm" svg:height="2.641cm" svg:x="26.178cm" svg:y="9.46cm">
          <text:p text:style-name="P6"><text:span text:style-name="T5">Native</text:span></text:p>
          <text:p text:style-name="P6"><text:span text:style-name="T5">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3.649cm" svg:y1="10.801cm" svg:x2="25.85cm" svg:y2="10.801cm">
          <text:p/>
        </draw:line>
        <draw:frame draw:style-name="gr4" draw:text-style-name="P5" draw:layer="layout" svg:width="3.719cm" svg:height="1.44cm" svg:x="5.421cm" svg:y="16cm">
          <draw:text-box>
            <text:p text:style-name="P5"><text:span text:style-name="T3">clang</text:span></text:p>
            <text:p text:style-name="P5"><text:span text:style-name="T4">(C/C++ compiler)</text:span></text:p>
          </draw:text-box>
        </draw:frame>
        <draw:frame draw:style-name="gr4" draw:text-style-name="P5" draw:layer="layout" svg:width="2.995cm" svg:height="1.44cm" svg:x="12.885cm" svg:y="1.013cm">
          <draw:text-box>
            <text:p text:style-name="P5"><text:span text:style-name="T3">llvm-link</text:span></text:p>
            <text:p text:style-name="P5"><text:span text:style-name="T4">(LLVM linker)</text:span></text:p>
          </draw:text-box>
        </draw:frame>
        <draw:frame draw:style-name="gr4" draw:text-style-name="P5" draw:layer="layout" svg:width="3.702cm" svg:height="1.44cm" svg:x="17.786cm" svg:y="1.013cm">
          <draw:text-box>
            <text:p text:style-name="P5"><text:span text:style-name="T3">opt</text:span></text:p>
            <text:p text:style-name="P5"><text:span text:style-name="T4">(LLVM optimiser)</text:span></text:p>
          </draw:text-box>
        </draw:frame>
        <draw:frame draw:style-name="gr4" draw:text-style-name="P5" draw:layer="layout" svg:width="3.592cm" svg:height="1.44cm" svg:x="22.805cm" svg:y="0.96cm">
          <draw:text-box>
            <text:p text:style-name="P5"><text:span text:style-name="T3">llc</text:span></text:p>
            <text:p text:style-name="P5"><text:span text:style-name="T4">(LLVM backen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0.00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23:59:11.258094022</meta:creation-date>
    <dc:date>2015-02-27T00:29:57.885632274</dc:date>
    <meta:editing-duration>PT21M26S</meta:editing-duration>
    <meta:editing-cycles>17</meta:editing-cycles>
    <meta:generator>LibreOffice/4.2.7.2$Linux_X86_64 LibreOffice_project/420m0$Build-2</meta:generator>
    <meta:document-statistic meta:object-count="38"/>
  </office:meta>
</office:document-meta>
</file>